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7.049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5.868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8.59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31" calcext:value-type="float">
            <text:p>31,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17.5" calcext:value-type="float">
            <text:p>17,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30.5" calcext:value-type="float">
            <text:p>30,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table:number-columns-repeated="2"/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,5</text:p>
          </table:table-cell>
          <table:table-cell office:value-type="string" calcext:value-type="string">
            <text:p>inserimento cardinalità e finalizzazione diagramm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3" number:min-decimal-places="3"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1-24T11:54:17.750066863</dc:date>
    <meta:editing-duration>PT35M1S</meta:editing-duration>
    <meta:editing-cycles>28</meta:editing-cycles>
    <meta:generator>LibreOffice/7.3.6.2$Linux_X86_64 LibreOffice_project/30$Build-2</meta:generator>
    <meta:document-statistic meta:table-count="1" meta:cell-count="143" meta:object-count="0"/>
  </office:meta>
</office:document-meta>
</file>